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ca70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d21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fdb7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d29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71b1e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9af0a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e2ff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d2e1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fc8c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5422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2b2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d89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8c4c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c818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91f3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a72e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c06f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c18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01f8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5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c288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6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400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742a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a06c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4af0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b1fc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ad6f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c06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5b980b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4bb80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color="#ffffff" loext:opacity="100%" officeooo:rsid="00e8a477" officeooo:paragraph-rsid="00e8a477"/>
    </style:style>
    <style:style style:name="P40" style:family="paragraph" style:parent-style-name="Preformatted_20_Text" style:list-style-name="L1">
      <style:paragraph-properties fo:margin-top="0in" fo:margin-bottom="0.1965in" style:contextual-spacing="false" fo:line-height="100%" fo:text-align="start" style:justify-single-word="false"/>
      <style:text-properties officeooo:paragraph-rsid="00601f81"/>
    </style:style>
    <style:style style:name="P41" style:family="paragraph" style:parent-style-name="Preformatted_20_Text" style:list-style-name="L2">
      <style:paragraph-properties fo:margin-top="0in" fo:margin-bottom="0.1965in" style:contextual-spacing="false" fo:line-height="100%" fo:text-align="start" style:justify-single-word="false"/>
      <style:text-properties officeooo:paragraph-rsid="00e311f1"/>
    </style:style>
    <style:style style:name="P42" style:family="paragraph" style:parent-style-name="Preformatted_20_Text" style:list-style-name="L2">
      <style:paragraph-properties fo:margin-top="0in" fo:margin-bottom="0.1965in" style:contextual-spacing="false" fo:line-height="100%" fo:text-align="center" style:justify-single-word="false"/>
      <style:text-properties officeooo:paragraph-rsid="00e311f1"/>
    </style:style>
    <style:style style:name="T1" style:family="text">
      <style:text-properties fo:font-variant="normal" fo:text-transform="none" fo:color="#ffffff" loext:opacity="100%" fo:font-size="10pt" fo:letter-spacing="normal" fo:font-style="normal" fo:font-weight="normal" officeooo:rsid="00b72a0e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ffffff" loext:opacity="100%" fo:font-size="10pt" fo:letter-spacing="normal" fo:font-style="normal" fo:font-weight="normal" officeooo:rsid="00c0e113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ffffff" loext:opacity="100%" fo:font-size="10pt" fo:letter-spacing="normal" fo:font-style="normal" fo:font-weight="normal" officeooo:rsid="00c3a412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fo:font-size="10pt" fo:letter-spacing="normal" fo:font-style="normal" fo:font-weight="normal" officeooo:rsid="00c933a2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ffffff" loext:opacity="100%" fo:font-size="10pt" fo:letter-spacing="normal" fo:font-style="normal" fo:font-weight="normal" officeooo:rsid="00ca8ec8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fo:font-size="10pt" fo:letter-spacing="normal" fo:font-style="normal" fo:font-weight="normal" officeooo:rsid="00cbf022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ffffff" loext:opacity="100%" fo:font-size="10pt" fo:letter-spacing="normal" fo:font-style="normal" fo:font-weight="normal" officeooo:rsid="00ccbeff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fo:font-size="10pt" fo:letter-spacing="normal" fo:font-style="normal" fo:font-weight="normal" officeooo:rsid="00cf139c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fo:font-size="10pt" fo:letter-spacing="normal" fo:font-style="normal" fo:font-weight="normal" officeooo:rsid="00cf35d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loext:opacity="100%" fo:font-size="10pt" fo:letter-spacing="normal" fo:font-style="normal" fo:font-weight="normal" officeooo:rsid="00d0a90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ffffff" loext:opacity="100%" fo:font-size="10pt" fo:letter-spacing="normal" fo:font-style="normal" fo:font-weight="normal" officeooo:rsid="00d55b3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ffffff" loext:opacity="100%" fo:font-size="10pt" fo:letter-spacing="normal" fo:font-style="normal" fo:font-weight="normal" officeooo:rsid="00d5dbd8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ffffff" loext:opacity="100%" fo:font-size="10pt" fo:letter-spacing="normal" fo:font-style="normal" fo:font-weight="normal" officeooo:rsid="00db3492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ffffff" loext:opacity="100%" fo:font-size="10pt" fo:letter-spacing="normal" fo:font-style="normal" fo:font-weight="normal" officeooo:rsid="00df7302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ffffff" loext:opacity="100%" fo:font-size="10pt" fo:letter-spacing="normal" fo:font-style="normal" fo:font-weight="normal" officeooo:rsid="00e311f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ffffff" loext:opacity="100%" fo:font-size="10pt" fo:letter-spacing="normal" fo:font-style="normal" fo:font-weight="normal" officeooo:rsid="00e48aaa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fo:font-size="10pt" fo:letter-spacing="normal" fo:font-style="normal" fo:font-weight="normal" officeooo:rsid="00e67f7b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ffffff" loext:opacity="100%" fo:font-size="10pt" fo:letter-spacing="normal" fo:font-style="normal" fo:font-weight="normal" officeooo:rsid="00601f81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5fdb72" style:font-size-asian="8.75pt" style:font-weight-asian="normal" style:font-size-complex="10pt" style:font-weight-complex="normal"/>
    </style:style>
    <style:style style:name="T23" style:family="text">
      <style:text-properties fo:font-size="10pt" fo:font-weight="normal" officeooo:rsid="00601f81" style:font-size-asian="8.75pt" style:font-weight-asian="normal" style:font-size-complex="10pt" style:font-weight-complex="normal"/>
    </style:style>
    <style:style style:name="T24" style:family="text">
      <style:text-properties fo:font-size="10pt" fo:font-weight="normal" officeooo:rsid="00ac288c" style:font-size-asian="8.75pt" style:font-weight-asian="normal" style:font-size-complex="10pt" style:font-weight-complex="normal"/>
    </style:style>
    <style:style style:name="T25" style:family="text">
      <style:text-properties fo:font-size="10pt" fo:font-weight="normal" officeooo:rsid="00eb7be6" style:font-size-asian="8.75pt" style:font-weight-asian="normal" style:font-size-complex="10pt" style:font-weight-complex="normal"/>
    </style:style>
    <style:style style:name="T26" style:family="text">
      <style:text-properties fo:font-size="10pt" fo:font-weight="normal" officeooo:rsid="0071b1e7" style:font-size-asian="8.75pt" style:font-weight-asian="normal" style:font-size-complex="10pt" style:font-weight-complex="normal"/>
    </style:style>
    <style:style style:name="T27" style:family="text">
      <style:text-properties fo:font-size="10pt" fo:font-weight="normal" officeooo:rsid="0071e8e6" style:font-size-asian="8.75pt" style:font-weight-asian="normal" style:font-size-complex="10pt" style:font-weight-complex="normal"/>
    </style:style>
    <style:style style:name="T28" style:family="text">
      <style:text-properties fo:font-size="10pt" fo:font-weight="normal" officeooo:rsid="0180c8a4" style:font-size-asian="8.75pt" style:font-weight-asian="normal" style:font-size-complex="10pt" style:font-weight-complex="normal"/>
    </style:style>
    <style:style style:name="T29" style:family="text">
      <style:text-properties fo:font-size="10pt" fo:font-weight="normal" officeooo:rsid="0062765b" style:font-size-asian="8.75pt" style:font-weight-asian="normal" style:font-size-complex="10pt" style:font-weight-complex="normal"/>
    </style:style>
    <style:style style:name="T30" style:family="text">
      <style:text-properties fo:font-size="10pt" fo:font-weight="normal" officeooo:rsid="0188c4ca" style:font-size-asian="8.75pt" style:font-weight-asian="normal" style:font-size-complex="10pt" style:font-weight-complex="normal"/>
    </style:style>
    <style:style style:name="T31" style:family="text">
      <style:text-properties fo:font-size="10pt" fo:font-weight="normal" officeooo:rsid="018a06c1" style:font-size-asian="8.75pt" style:font-weight-asian="normal" style:font-size-complex="10pt" style:font-weight-complex="normal"/>
    </style:style>
    <style:style style:name="T32" style:family="text">
      <style:text-properties fo:font-size="10pt" fo:font-weight="normal" officeooo:rsid="018bb41e" style:font-size-asian="8.75pt" style:font-weight-asian="normal" style:font-size-complex="10pt" style:font-weight-complex="normal"/>
    </style:style>
    <style:style style:name="T33" style:family="text">
      <style:text-properties fo:font-size="10pt" fo:font-weight="normal" officeooo:rsid="018c818a" style:font-size-asian="8.75pt" style:font-weight-asian="normal" style:font-size-complex="10pt" style:font-weight-complex="normal"/>
    </style:style>
    <style:style style:name="T34" style:family="text">
      <style:text-properties fo:font-size="10pt" fo:font-weight="normal" officeooo:rsid="018f8efc" style:font-size-asian="8.75pt" style:font-weight-asian="normal" style:font-size-complex="10pt" style:font-weight-complex="normal"/>
    </style:style>
    <style:style style:name="T35" style:family="text">
      <style:text-properties fo:font-size="10pt" fo:font-weight="normal" officeooo:rsid="0197f5ad" style:font-size-asian="8.75pt" style:font-weight-asian="normal" style:font-size-complex="10pt" style:font-weight-complex="normal"/>
    </style:style>
    <style:style style:name="T36" style:family="text">
      <style:text-properties fo:font-size="10pt" fo:font-weight="normal" officeooo:rsid="0181b20d" style:font-size-asian="8.75pt" style:font-weight-asian="normal" style:font-size-complex="10pt" style:font-weight-complex="normal"/>
    </style:style>
    <style:style style:name="T37" style:family="text">
      <style:text-properties fo:font-size="10pt" fo:font-weight="normal" officeooo:rsid="006d296c" style:font-size-asian="8.75pt" style:font-weight-asian="normal" style:font-size-complex="10pt" style:font-weight-complex="normal"/>
    </style:style>
    <style:style style:name="T38" style:family="text">
      <style:text-properties fo:font-size="10pt" fo:font-weight="normal" officeooo:rsid="00601f81" fo:background-color="transparent" loext:char-shading-value="0" style:font-size-asian="8.75pt" style:font-weight-asian="normal" style:font-size-complex="10pt" style:font-weight-complex="normal"/>
    </style:style>
    <style:style style:name="T39" style:family="text">
      <style:text-properties fo:font-size="10pt" fo:font-weight="normal" officeooo:rsid="006e2ff0" fo:background-color="transparent" loext:char-shading-value="0" style:font-size-asian="8.75pt" style:font-weight-asian="normal" style:font-size-complex="10pt" style:font-weight-complex="normal"/>
    </style:style>
    <style:style style:name="T40" style:family="text">
      <style:text-properties fo:font-size="10pt" fo:font-weight="normal" officeooo:rsid="00702a98" fo:background-color="transparent" loext:char-shading-value="0" style:font-size-asian="8.75pt" style:font-weight-asian="normal" style:font-size-complex="10pt" style:font-weight-complex="normal"/>
    </style:style>
    <style:style style:name="T41" style:family="text">
      <style:text-properties fo:font-size="10pt" fo:font-weight="normal" officeooo:rsid="00a2535b" fo:background-color="transparent" loext:char-shading-value="0" style:font-size-asian="8.75pt" style:font-weight-asian="normal" style:font-size-complex="10pt" style:font-weight-complex="normal"/>
    </style:style>
    <style:style style:name="T42" style:family="text">
      <style:text-properties fo:font-size="10pt" fo:font-weight="normal" officeooo:rsid="00a5bc73" fo:background-color="transparent" loext:char-shading-value="0" style:font-size-asian="8.75pt" style:font-weight-asian="normal" style:font-size-complex="10pt" style:font-weight-complex="normal"/>
    </style:style>
    <style:style style:name="T43" style:family="text">
      <style:text-properties fo:font-size="10pt" fo:font-weight="normal" officeooo:rsid="0132b261" fo:background-color="transparent" loext:char-shading-value="0" style:font-size-asian="8.75pt" style:font-weight-asian="normal" style:font-size-complex="10pt" style:font-weight-complex="normal"/>
    </style:style>
    <style:style style:name="T44" style:family="text">
      <style:text-properties fo:font-size="10pt" fo:font-weight="normal" officeooo:rsid="01344000" fo:background-color="transparent" loext:char-shading-value="0" style:font-size-asian="8.75pt" style:font-weight-asian="normal" style:font-size-complex="10pt" style:font-weight-complex="normal"/>
    </style:style>
    <style:style style:name="T45" style:family="text">
      <style:text-properties fo:font-size="10pt" fo:font-weight="normal" officeooo:rsid="0134d894" fo:background-color="transparent" loext:char-shading-value="0" style:font-size-asian="8.75pt" style:font-weight-asian="normal" style:font-size-complex="10pt" style:font-weight-complex="normal"/>
    </style:style>
    <style:style style:name="T46" style:family="text">
      <style:text-properties fo:font-size="10pt" fo:font-weight="normal" officeooo:rsid="013742a0" fo:background-color="transparent" loext:char-shading-value="0" style:font-size-asian="8.75pt" style:font-weight-asian="normal" style:font-size-complex="10pt" style:font-weight-complex="normal"/>
    </style:style>
    <style:style style:name="T47" style:family="text">
      <style:text-properties fo:font-size="10pt" fo:font-weight="normal" officeooo:rsid="011d2e18" fo:background-color="transparent" loext:char-shading-value="0" style:font-size-asian="8.75pt" style:font-weight-asian="normal" style:font-size-complex="10pt" style:font-weight-complex="normal"/>
    </style:style>
    <style:style style:name="T48" style:family="text">
      <style:text-properties fo:font-size="10pt" fo:font-weight="normal" officeooo:rsid="011efc79" fo:background-color="transparent" loext:char-shading-value="0" style:font-size-asian="8.75pt" style:font-weight-asian="normal" style:font-size-complex="10pt" style:font-weight-complex="normal"/>
    </style:style>
    <style:style style:name="T49" style:family="text">
      <style:text-properties fo:font-size="10pt" fo:font-weight="normal" officeooo:rsid="011fc8c7" fo:background-color="transparent" loext:char-shading-value="0" style:font-size-asian="8.75pt" style:font-weight-asian="normal" style:font-size-complex="10pt" style:font-weight-complex="normal"/>
    </style:style>
    <style:style style:name="T50" style:family="text">
      <style:text-properties fo:font-size="10pt" fo:font-weight="normal" officeooo:rsid="013e294a" fo:background-color="transparent" loext:char-shading-value="0" style:font-size-asian="8.75pt" style:font-weight-asian="normal" style:font-size-complex="10pt" style:font-weight-complex="normal"/>
    </style:style>
    <style:style style:name="T51" style:family="text">
      <style:text-properties fo:font-size="10pt" fo:font-weight="normal" officeooo:rsid="01a8cc9e" fo:background-color="transparent" loext:char-shading-value="0" style:font-size-asian="8.75pt" style:font-weight-asian="normal" style:font-size-complex="10pt" style:font-weight-complex="normal"/>
    </style:style>
    <style:style style:name="T52" style:family="text">
      <style:text-properties fo:font-size="10pt" fo:font-weight="normal" officeooo:rsid="01b10214" fo:background-color="transparent" loext:char-shading-value="0" style:font-size-asian="8.75pt" style:font-weight-asian="normal" style:font-size-complex="10pt" style:font-weight-complex="normal"/>
    </style:style>
    <style:style style:name="T53" style:family="text">
      <style:text-properties fo:font-size="10pt" fo:font-weight="normal" officeooo:rsid="01ad7152" fo:background-color="transparent" loext:char-shading-value="0" style:font-size-asian="8.75pt" style:font-weight-asian="normal" style:font-size-complex="10pt" style:font-weight-complex="normal"/>
    </style:style>
    <style:style style:name="T54" style:family="text">
      <style:text-properties fo:font-size="10pt" fo:font-weight="normal" officeooo:rsid="01ada398" fo:background-color="transparent" loext:char-shading-value="0" style:font-size-asian="8.75pt" style:font-weight-asian="normal" style:font-size-complex="10pt" style:font-weight-complex="normal"/>
    </style:style>
    <style:style style:name="T55" style:family="text">
      <style:text-properties fo:font-size="10pt" fo:font-weight="normal" officeooo:rsid="01adeee9" fo:background-color="transparent" loext:char-shading-value="0" style:font-size-asian="8.75pt" style:font-weight-asian="normal" style:font-size-complex="10pt" style:font-weight-complex="normal"/>
    </style:style>
    <style:style style:name="T56" style:family="text">
      <style:text-properties fo:font-size="10pt" fo:font-weight="normal" officeooo:rsid="01b390ad" fo:background-color="transparent" loext:char-shading-value="0" style:font-size-asian="8.75pt" style:font-weight-asian="normal" style:font-size-complex="10pt" style:font-weight-complex="normal"/>
    </style:style>
    <style:style style:name="T57" style:family="text">
      <style:text-properties fo:font-size="10pt" fo:font-weight="normal" officeooo:rsid="01b30fda" fo:background-color="transparent" loext:char-shading-value="0" style:font-size-asian="8.75pt" style:font-weight-asian="normal" style:font-size-complex="10pt" style:font-weight-complex="normal"/>
    </style:style>
    <style:style style:name="T58" style:family="text">
      <style:text-properties fo:font-size="10pt" fo:font-weight="normal" officeooo:rsid="01254223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font-size="10pt" officeooo:rsid="0180c8a4" style:font-size-asian="8.75pt" style:font-size-complex="10pt"/>
    </style:style>
    <style:style style:name="T60" style:family="text">
      <style:text-properties fo:font-size="10pt" fo:font-style="italic" fo:font-weight="normal" officeooo:rsid="0071b1e7" style:font-size-asian="8.75pt" style:font-style-asian="italic" style:font-weight-asian="normal" style:font-size-complex="10pt" style:font-style-complex="italic" style:font-weight-complex="normal"/>
    </style:style>
    <style:style style:name="T61" style:family="text">
      <style:text-properties fo:font-size="10pt" fo:font-style="italic" fo:font-weight="normal" officeooo:rsid="013e294a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62" style:family="text">
      <style:text-properties fo:font-size="10pt" fo:font-style="italic" fo:font-weight="normal" officeooo:rsid="01b110a6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63" style:family="text">
      <style:text-properties fo:font-size="10pt" style:text-underline-style="none" officeooo:rsid="0071b1e7" style:font-size-asian="8.75pt" style:font-size-complex="10pt"/>
    </style:style>
    <style:style style:name="T64" style:family="text">
      <style:text-properties fo:font-size="9pt" fo:font-weight="normal" style:font-size-asian="9pt" style:font-weight-asian="normal" style:font-size-complex="9pt" style:font-weight-complex="normal"/>
    </style:style>
    <style:style style:name="T65" style:family="text">
      <style:text-properties fo:font-size="9pt" fo:font-weight="normal" officeooo:rsid="011fc8c7" fo:background-color="transparent" loext:char-shading-value="0" style:font-size-asian="9pt" style:font-weight-asian="normal" style:font-size-complex="9pt" style:font-weight-complex="normal"/>
    </style:style>
    <style:style style:name="T66" style:family="text">
      <style:text-properties officeooo:rsid="000b6047"/>
    </style:style>
    <style:style style:name="T67" style:family="text">
      <style:text-properties officeooo:rsid="005d2134"/>
    </style:style>
    <style:style style:name="T68" style:family="text">
      <style:text-properties officeooo:rsid="005ca705"/>
    </style:style>
    <style:style style:name="T69" style:family="text">
      <style:text-properties officeooo:rsid="00df7302"/>
    </style:style>
    <style:style style:name="T70" style:family="text">
      <style:text-properties officeooo:rsid="00e9b615"/>
    </style:style>
    <style:style style:name="T71" style:family="text">
      <style:text-properties officeooo:rsid="00eae397"/>
    </style:style>
    <style:style style:name="T72" style:family="text">
      <style:text-properties officeooo:rsid="012c0634" fo:background-color="transparent" loext:char-shading-value="0" style:font-size-asian="12.25pt"/>
    </style:style>
    <style:style style:name="T73" style:family="text">
      <style:text-properties officeooo:rsid="0130cabf" fo:background-color="transparent" loext:char-shading-value="0" style:font-size-asian="12.25pt"/>
    </style:style>
    <style:style style:name="T74" style:family="text">
      <style:text-properties officeooo:rsid="011ad6f8" fo:background-color="transparent" loext:char-shading-value="0" style:font-size-asian="12.25pt"/>
    </style:style>
    <style:style style:name="T75" style:family="text">
      <style:text-properties officeooo:rsid="011fc8c7" fo:background-color="transparent" loext:char-shading-value="0"/>
    </style:style>
    <style:style style:name="T76" style:family="text">
      <style:text-properties fo:color="#ffffff" loext:opacity="100%" officeooo:rsid="004bb802"/>
    </style:style>
    <style:style style:name="T77" style:family="text">
      <style:text-properties fo:color="#ffffff" loext:opacity="100%" officeooo:rsid="005b98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66">Git Diff</text:span></text:span><text:span text:style-name="Source_20_Text"><text:span text:style-name="T67"> </text:span></text:span></text:p>
      <text:p text:style-name="P38"><text:span text:style-name="Source_20_Text"><text:span text:style-name="T76">git diff &lt;commit_SHA_old&gt; &lt;commit_SHA_new&gt; ./&lt;script_name&gt;</text:span></text:span></text:p>
      <text:p text:style-name="P2"><text:span text:style-name="Source_20_Text"><text:span text:style-name="T66">Listing</text:span></text:span><text:span text:style-name="Source_20_Text"><text:span text:style-name="T68"> </text:span></text:span></text:p>
      <text:p text:style-name="P37"><text:span text:style-name="Source_20_Text"><text:span text:style-name="T77">List all files:</text:span></text:span></text:p>
      <text:p text:style-name="P38"><text:span text:style-name="Source_20_Text"><text:span text:style-name="T76">git ls-tree --full-tree -r --name-only HEAD</text:span></text:span></text:p>
      <text:p text:style-name="P4"><text:span text:style-name="Source_20_Text"><text:span text:style-name="T66">Git rebase</text:span></text:span></text:p>
      <text:list xml:id="list1136678230" text:style-name="L1">
        <text:list-item>
          <text:p text:style-name="P40"><text:span text:style-name="Source_20_Text"><text:span text:style-name="T20">Very useful for changing git commits or so: </text:span></text:span></text:p>
        </text:list-item>
      </text:list>
      <text:p text:style-name="P26"><text:span text:style-name="Source_20_Text"><text:span text:style-name="T22">git rebase -i HEAD ~5</text:span></text:span></text:p>
      <text:p text:style-name="P10"><text:span text:style-name="Source_20_Text"><text:span text:style-name="T23"><text:s/></text:span></text:span><text:span text:style-name="Source_20_Text"><text:span text:style-name="T22"><text:s text:c="5"/></text:span></text:span><text:span text:style-name="Source_20_Text"><text:span text:style-name="T23">Afterwards, you should probably do a force push: <text:s/></text:span></text:span></text:p>
      <text:p text:style-name="P25"><text:span text:style-name="Source_20_Text"><text:span text:style-name="T24">git push origin &lt;</text:span></text:span><text:span text:style-name="Source_20_Text"><text:span text:style-name="T25">branch_name</text:span></text:span><text:span text:style-name="Source_20_Text"><text:span text:style-name="T24">&gt;</text:span></text:span></text:p>
      <text:list xml:id="list3231363243" text:style-name="L2">
        <text:list-item>
          <text:p text:style-name="P41"><text:span text:style-name="Source_20_Text"><text:span text:style-name="T1">If you </text:span></text:span><text:span text:style-name="Source_20_Text"><text:span text:style-name="T2">work on a file (e.g. </text:span></text:span><text:span text:style-name="Source_20_Text"><text:span text:style-name="T3">pipeline.py</text:span></text:span><text:span text:style-name="Source_20_Text"><text:span text:style-name="T2">) </text:span></text:span><text:span text:style-name="Source_20_Text"><text:span text:style-name="T4">in a branch, </text:span></text:span><text:span text:style-name="Source_20_Text"><text:span text:style-name="T5">e.g.</text:span></text:span><text:span text:style-name="Source_20_Text"><text:span text:style-name="T4"> &lt;</text:span></text:span><text:span text:style-name="Source_20_Text"><text:span text:style-name="T6">Imahn</text:span></text:span><text:span text:style-name="Source_20_Text"><text:span text:style-name="T4">&gt;, </text:span></text:span><text:span text:style-name="Source_20_Text"><text:span text:style-name="T7">but </text:span></text:span><text:span text:style-name="Source_20_Text"><text:span text:style-name="T8">there </text:span></text:span><text:span text:style-name="Source_20_Text"><text:span text:style-name="T9">have been changes made in </text:span></text:span><text:span text:style-name="Source_20_Text"><text:span text:style-name="T3">pipeline.py </text:span></text:span><text:span text:style-name="Source_20_Text"><text:span text:style-name="T10">in another branch, e.g. </text:span></text:span><text:span text:style-name="Source_20_Text"><text:span text:style-name="T4">&lt;</text:span></text:span><text:span text:style-name="Source_20_Text"><text:span text:style-name="T11">x</text:span></text:span><text:span text:style-name="Source_20_Text"><text:span text:style-name="T4">&gt;, </text:span></text:span><text:span text:style-name="Source_20_Text"><text:span text:style-name="T12">and </text:span></text:span><text:span text:style-name="Source_20_Text"><text:span text:style-name="T13">you want to update the file in branch </text:span></text:span><text:span text:style-name="Source_20_Text"><text:span text:style-name="T4">&lt;</text:span></text:span><text:span text:style-name="Source_20_Text"><text:span text:style-name="T6">Imahn</text:span></text:span><text:span text:style-name="Source_20_Text"><text:span text:style-name="T4">&gt;</text:span></text:span><text:span text:style-name="Source_20_Text"><text:span text:style-name="T13">, </text:span></text:span><text:span text:style-name="Source_20_Text"><text:span text:style-name="T14">just do: </text:span></text:span></text:p>
          <text:p text:style-name="P42"><text:span text:style-name="Source_20_Text"><text:span text:style-name="T15">git rebase -i </text:span></text:span><text:span text:style-name="Source_20_Text"><text:span text:style-name="T16">HEAD~5</text:span></text:span></text:p>
          <text:p text:style-name="P41"><text:span text:style-name="Source_20_Text"><text:span text:style-name="T17">an</text:span></text:span><text:span text:style-name="Source_20_Text"><text:span text:style-name="T18">d </text:span></text:span><text:span text:style-name="Source_20_Text"><text:span text:style-name="T19">then </text:span></text:span></text:p>
        </text:list-item>
      </text:list>
      <text:p text:style-name="P39"><text:span text:style-name="T69">g</text:span>it push origin <text:span text:style-name="T70">&lt;</text:span><text:span text:style-name="T71">branch_name</text:span><text:span text:style-name="T70">&gt;</text:span></text:p>
      <text:p text:style-name="P5"><text:span text:style-name="Source_20_Text"><text:span text:style-name="T66">Git reset</text:span></text:span></text:p>
      <text:p text:style-name="P7"><text:span text:style-name="Source_20_Text"><text:span text:style-name="T26">Very useful </text:span></text:span><text:span text:style-name="Source_20_Text"><text:span text:style-name="T27">when you want to discard changes </text:span></text:span><text:span text:style-name="Source_20_Text"><text:span text:style-name="T28">to </text:span></text:span><text:span text:style-name="Source_20_Text"><text:span text:style-name="T59">all</text:span></text:span><text:span text:style-name="Source_20_Text"><text:span text:style-name="T28"> files</text:span></text:span><text:span text:style-name="Source_20_Text"><text:span text:style-name="T27">: </text:span></text:span><text:span text:style-name="Source_20_Text"><text:span text:style-name="T23"><text:s/></text:span></text:span></text:p>
      <text:p text:style-name="P30"><text:span text:style-name="Source_20_Text"><text:span text:style-name="T29">git reset --hard HEAD</text:span></text:span></text:p>
      <text:p text:style-name="P17"><text:span text:style-name="Source_20_Text"><text:span text:style-name="T26">If you want to discard changes to single files, use this command instead:</text:span></text:span><text:span text:style-name="Source_20_Text"><text:span text:style-name="T30"> </text:span></text:span></text:p>
      <text:p text:style-name="P31"><text:span text:style-name="Source_20_Text"><text:span text:style-name="T31">git </text:span></text:span><text:span text:style-name="Source_20_Text"><text:span text:style-name="T32">checkout </text:span></text:span><text:span text:style-name="Source_20_Text"><text:span text:style-name="T33">HEAD -- </text:span></text:span><text:span text:style-name="Source_20_Text"><text:span text:style-name="T34">file1_to_restore file2_to_restore</text:span></text:span></text:p>
      <text:p text:style-name="P18"><text:span text:style-name="Source_20_Text"><text:span text:style-name="T26">To reset files to a specific state (defined by its hash commit), do this: </text:span></text:span></text:p>
      <text:p text:style-name="P32"><text:span text:style-name="Source_20_Text"><text:span text:style-name="T31">git </text:span></text:span><text:span text:style-name="Source_20_Text"><text:span text:style-name="T32">checkout &lt;</text:span></text:span><text:span text:style-name="Source_20_Text"><text:span text:style-name="T35">hash_commit&gt; </text:span></text:span><text:span text:style-name="Source_20_Text"><text:span text:style-name="T33">-- </text:span></text:span><text:span text:style-name="Source_20_Text"><text:span text:style-name="T34">file1_to_restore file2_to_restore</text:span></text:span></text:p>
      <text:p text:style-name="P19"><text:span text:style-name="Source_20_Text"><text:span text:style-name="T26">where &lt;hash_commit&gt; is e.g. </text:span></text:span><text:span text:style-name="Source_20_Text"><text:span text:style-name="T60">2fa31cb</text:span></text:span></text:p>
      <text:p text:style-name="P5"><text:span text:style-name="Source_20_Text"><text:span text:style-name="T63">Source</text:span></text:span><text:span text:style-name="Source_20_Text"><text:span text:style-name="T26">:</text:span></text:span><text:span text:style-name="Source_20_Text"><text:span text:style-name="T36"> </text:span></text:span><text:a xlink:type="simple" xlink:href="https://stackoverflow.com/a/215731" text:style-name="Internet_20_link" text:visited-style-name="Visited_20_Internet_20_Link"><text:span text:style-name="Source_20_Text"><text:span text:style-name="T21">https://stackoverflow.com/a/215731</text:span></text:span></text:a></text:p>
      <text:p text:style-name="P8"><text:span text:style-name="Source_20_Text"><text:span text:style-name="T66">Unpushed commits</text:span></text:span></text:p>
      <text:p text:style-name="P6"><text:span text:style-name="Source_20_Text"><text:span text:style-name="T23">When you have </text:span></text:span><text:span text:style-name="Source_20_Text"><text:span text:style-name="T37">unpushed commits, </text:span></text:span></text:p>
      <text:p text:style-name="P24"><text:span text:style-name="Source_20_Text"><text:span text:style-name="T38">git log --stat origin/master..HEAD</text:span></text:span></text:p>
      <text:p text:style-name="P9"><text:soft-page-break/><text:span text:style-name="Source_20_Text"><text:span text:style-name="T39">will show you </text:span></text:span><text:span text:style-name="Source_20_Text"><text:span text:style-name="T40">the differences between your branch and origin.</text:span></text:span></text:p>
      <text:p text:style-name="P36"><text:span text:style-name="Source_20_Text"><text:span text:style-name="T72">Reverting a</text:span></text:span><text:span text:style-name="Source_20_Text"><text:span text:style-name="T73">n already pushed</text:span></text:span><text:span text:style-name="Source_20_Text"><text:span text:style-name="T72"> commit </text:span></text:span></text:p>
      <text:p text:style-name="P14"><text:span text:style-name="Source_20_Text"><text:span text:style-name="T43">If the commit is on HEAD, just do </text:span></text:span></text:p>
      <text:p text:style-name="P27"><text:span text:style-name="Source_20_Text"><text:span text:style-name="T44">git reset –hard HEAD~1</text:span></text:span></text:p>
      <text:p text:style-name="P15"><text:span text:style-name="Source_20_Text"><text:span text:style-name="T43">If the </text:span></text:span><text:span text:style-name="Source_20_Text"><text:span text:style-name="T45">changes should not be visible remotely, do an additional </text:span></text:span></text:p>
      <text:p text:style-name="P28"><text:span text:style-name="Source_20_Text"><text:span text:style-name="T46">git push origin &lt;branch_name&gt; -f</text:span></text:span></text:p>
      <text:p text:style-name="P35"><text:span text:style-name="Source_20_Text"><text:span text:style-name="T74"/></text:span></text:p>
      <text:p text:style-name="P35"><text:span text:style-name="Source_20_Text"><text:span text:style-name="T74">Forking a repo</text:span></text:span></text:p>
      <text:p text:style-name="P11"><text:span text:style-name="Source_20_Text"><text:span text:style-name="T47">It is possible to fork a GitHub repo twice, </text:span></text:span><text:span text:style-name="Source_20_Text"><text:span text:style-name="T48">cf. here: </text:span></text:span><text:a xlink:type="simple" xlink:href="https://stackoverflow.com/questions/19279490/can-i-fork-another-persons-repo-twice-into-my-own-account" text:style-name="Internet_20_link" text:visited-style-name="Visited_20_Internet_20_Link"><text:span text:style-name="Source_20_Text"><text:span text:style-name="T21">https://stackoverflow.com/questions/19279490/can-i-fork-another-persons-repo-twice-into-my-own-account</text:span></text:span></text:a></text:p>
      <text:p text:style-name="P13"><text:span text:style-name="Source_20_Text"><text:span text:style-name="T58">To obtain the commits that were made in the repository from which one forked, follow the steps described in the accepted answer here: </text:span></text:span><text:a xlink:type="simple" xlink:href="https://stackoverflow.com/questions/7244321/how-do-i-update-or-sync-a-forked-repository-on-github" text:style-name="Internet_20_link" text:visited-style-name="Visited_20_Internet_20_Link"><text:span text:style-name="Source_20_Text"><text:span text:style-name="T21">https://stackoverflow.com/questions/7244321/how-do-i-update-or-sync-a-forked-repository-on-github</text:span></text:span></text:a></text:p>
      <text:p text:style-name="P12"><text:span text:style-name="Source_20_Text"><text:span text:style-name="T74">Pull Requests</text:span></text:span><text:span text:style-name="Source_20_Text"><text:span text:style-name="T49"> </text:span></text:span></text:p>
      <text:p text:style-name="P22"><text:span text:style-name="Source_20_Text"><text:span text:style-name="T49">Creating PR from fork: </text:span></text:span><text:a xlink:type="simple" xlink:href="https://docs.github.com/en/pull-requests/collaborating-with-pull-requests/proposing-changes-to-your-work-with-pull-requests/creating-a-pull-request-from-a-fork" text:style-name="Internet_20_link" text:visited-style-name="Visited_20_Internet_20_Link"><text:span text:style-name="Source_20_Text"><text:span text:style-name="T21">https://docs.github.com/en/pull-requests/collaborating-with-pull-requests/proposing-changes-to-your-work-with-pull-requests/creating-a-pull-request-from-a-fork</text:span></text:span></text:a></text:p>
      <text:p text:style-name="P22"><text:span text:style-name="Source_20_Text"><text:span text:style-name="T74"><text:line-break/>Tags</text:span></text:span><text:span text:style-name="Source_20_Text"><text:span text:style-name="T49"> </text:span></text:span></text:p>
      <text:p text:style-name="P23"><text:a xlink:type="simple" xlink:href="https://stackoverflow.com/a/18223354/15528750" text:style-name="Internet_20_link" text:visited-style-name="Visited_20_Internet_20_Link"><text:span text:style-name="Source_20_Text"><text:span text:style-name="T64">https://stackoverflow.com/a/18223354/15528750</text:span></text:span></text:a><text:span text:style-name="Source_20_Text"><text:span text:style-name="T65"><text:line-break/></text:span></text:span></text:p>
      <text:p text:style-name="P16"><text:span text:style-name="Source_20_Text"><text:span text:style-name="T75">Viewing Commit via CLI</text:span></text:span></text:p>
      <text:p text:style-name="P29"><text:span text:style-name="Source_20_Text"><text:span text:style-name="T50">git show </text:span></text:span><text:span text:style-name="Source_20_Text"><text:span text:style-name="T51">custom-</text:span></text:span><text:span text:style-name="Source_20_Text"><text:span text:style-name="T52">hash</text:span></text:span></text:p>
      <text:p text:style-name="P20"><text:span text:style-name="Source_20_Text"><text:span text:style-name="T61">custom-</text:span></text:span><text:span text:style-name="Source_20_Text"><text:span text:style-name="T62">hash </text:span></text:span><text:span text:style-name="Source_20_Text"><text:span text:style-name="T50">can be found via</text:span></text:span></text:p>
      <text:p text:style-name="P29"><text:span text:style-name="Source_20_Text"><text:span text:style-name="T50">git log</text:span></text:span></text:p>
      <text:p text:style-name="P21"><text:span text:style-name="Source_20_Text"><text:span text:style-name="T53">To view a specific file, </text:span></text:span><text:span text:style-name="Source_20_Text"><text:span text:style-name="T54"><text:s/></text:span></text:span></text:p>
      <text:p text:style-name="P33"><text:span text:style-name="Source_20_Text"><text:span text:style-name="T53"><text:s/></text:span></text:span><text:span text:style-name="Source_20_Text"><text:span text:style-name="T54">git show </text:span></text:span><text:span text:style-name="Source_20_Text"><text:span text:style-name="T55">commit-hash:file-name</text:span></text:span></text:p>
      <text:p text:style-name="P34"><text:span text:style-name="Source_20_Text"><text:span text:style-name="T56"># </text:span></text:span><text:span text:style-name="Source_20_Text"><text:span text:style-name="T54">git show </text:span></text:span><text:span text:style-name="Source_20_Text"><text:span text:style-name="T57">123abc:example.tx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03:23.682531265</meta:creation-date>
    <dc:date>2024-09-22T17:34:54.373904868</dc:date>
    <meta:editing-duration>P1DT22H8M27S</meta:editing-duration>
    <meta:editing-cycles>465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92" meta:character-count="2135" meta:non-whitespace-character-count="1870"/>
  </office:meta>
</office:document-meta>
</file>